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Nepali" svg:font-family="'Lohit Nepal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1" table:style-name="ta1">
        <table:shapes>
          <draw:frame draw:z-index="0" draw:style-name="gr1" draw:text-style-name="P1" svg:width="791.29pt" svg:height="448.19pt" svg:x="603.01pt" svg:y="9.58pt">
            <loext:p draw:notify-on-update-of-ranges="data1.A8:data1.A8 data1.B8:data1.P8 data1.A9:data1.A9 data1.B9:data1.P9 data1.A10:data1.A10 data1.B10:data1.P10 data1.A11:data1.A11 data1.B11:data1.P11 data1.A12:data1.A12 data1.B12:data1.P12 data1.A13:data1.A13 data1.B13:data1.P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.09" calcext:value-type="float">
            <text:p>95.09</text:p>
          </table:table-cell>
          <table:table-cell office:value-type="float" office:value="149.69" calcext:value-type="float">
            <text:p>149.69</text:p>
          </table:table-cell>
          <table:table-cell office:value-type="float" office:value="141.1" calcext:value-type="float">
            <text:p>141.1</text:p>
          </table:table-cell>
          <table:table-cell office:value-type="float" office:value="131.95" calcext:value-type="float">
            <text:p>131.95</text:p>
          </table:table-cell>
          <table:table-cell office:value-type="float" office:value="123.49" calcext:value-type="float">
            <text:p>123.49</text:p>
          </table:table-cell>
          <table:table-cell office:value-type="float" office:value="119.02" calcext:value-type="float">
            <text:p>119.02</text:p>
          </table:table-cell>
          <table:table-cell office:value-type="float" office:value="95.95" calcext:value-type="float">
            <text:p>95.95</text:p>
          </table:table-cell>
          <table:table-cell office:value-type="float" office:value="91.96" calcext:value-type="float">
            <text:p>91.96</text:p>
          </table:table-cell>
          <table:table-cell office:value-type="float" office:value="90.83" calcext:value-type="float">
            <text:p>90.83</text:p>
          </table:table-cell>
          <table:table-cell office:value-type="float" office:value="104.27" calcext:value-type="float">
            <text:p>104.27</text:p>
          </table:table-cell>
          <table:table-cell office:value-type="float" office:value="102.54" calcext:value-type="float">
            <text:p>102.54</text:p>
          </table:table-cell>
          <table:table-cell office:value-type="float" office:value="100.33" calcext:value-type="float">
            <text:p>100.33</text:p>
          </table:table-cell>
          <table:table-cell office:value-type="float" office:value="99.16" calcext:value-type="float">
            <text:p>99.16</text:p>
          </table:table-cell>
          <table:table-cell table:number-columns-repeated="2" office:value-type="float" office:value="98.42" calcext:value-type="float">
            <text:p>98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.06" calcext:value-type="float">
            <text:p>95.06</text:p>
          </table:table-cell>
          <table:table-cell office:value-type="float" office:value="86.5" calcext:value-type="float">
            <text:p>86.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51" calcext:value-type="float">
            <text:p>72.51</text:p>
          </table:table-cell>
          <table:table-cell office:value-type="float" office:value="66.34" calcext:value-type="float">
            <text:p>66.34</text:p>
          </table:table-cell>
          <table:table-cell office:value-type="float" office:value="60.43" calcext:value-type="float">
            <text:p>60.43</text:p>
          </table:table-cell>
          <table:table-cell office:value-type="float" office:value="47.19" calcext:value-type="float">
            <text:p>47.19</text:p>
          </table:table-cell>
          <table:table-cell office:value-type="float" office:value="45.73" calcext:value-type="float">
            <text:p>45.73</text:p>
          </table:table-cell>
          <table:table-cell office:value-type="float" office:value="44.61" calcext:value-type="float">
            <text:p>44.61</text:p>
          </table:table-cell>
          <table:table-cell office:value-type="float" office:value="48.73" calcext:value-type="float">
            <text:p>48.73</text:p>
          </table:table-cell>
          <table:table-cell office:value-type="float" office:value="47.47" calcext:value-type="float">
            <text:p>47.47</text:p>
          </table:table-cell>
          <table:table-cell office:value-type="float" office:value="45.73" calcext:value-type="float">
            <text:p>45.73</text:p>
          </table:table-cell>
          <table:table-cell office:value-type="float" office:value="44.82" calcext:value-type="float">
            <text:p>44.82</text:p>
          </table:table-cell>
          <table:table-cell office:value-type="float" office:value="43.81" calcext:value-type="float">
            <text:p>43.81</text:p>
          </table:table-cell>
          <table:table-cell office:value-type="float" office:value="50.92" calcext:value-type="float">
            <text:p>50.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94.93" calcext:value-type="float">
            <text:p>94.93</text:p>
          </table:table-cell>
          <table:table-cell office:value-type="float" office:value="58.31" calcext:value-type="float">
            <text:p>58.31</text:p>
          </table:table-cell>
          <table:table-cell office:value-type="float" office:value="58.21" calcext:value-type="float">
            <text:p>58.21</text:p>
          </table:table-cell>
          <table:table-cell office:value-type="float" office:value="51.4" calcext:value-type="float">
            <text:p>51.4</text:p>
          </table:table-cell>
          <table:table-cell office:value-type="float" office:value="38.86" calcext:value-type="float">
            <text:p>38.86</text:p>
          </table:table-cell>
          <table:table-cell office:value-type="float" office:value="40.41" calcext:value-type="float">
            <text:p>40.41</text:p>
          </table:table-cell>
          <table:table-cell office:value-type="float" office:value="36.78" calcext:value-type="float">
            <text:p>36.78</text:p>
          </table:table-cell>
          <table:table-cell office:value-type="float" office:value="33.78" calcext:value-type="float">
            <text:p>33.78</text:p>
          </table:table-cell>
          <table:table-cell office:value-type="float" office:value="37.39" calcext:value-type="float">
            <text:p>37.39</text:p>
          </table:table-cell>
          <table:table-cell office:value-type="float" office:value="36.65" calcext:value-type="float">
            <text:p>36.65</text:p>
          </table:table-cell>
          <table:table-cell office:value-type="float" office:value="34.86" calcext:value-type="float">
            <text:p>34.86</text:p>
          </table:table-cell>
          <table:table-cell office:value-type="float" office:value="34.79" calcext:value-type="float">
            <text:p>34.79</text:p>
          </table:table-cell>
          <table:table-cell office:value-type="float" office:value="33.48" calcext:value-type="float">
            <text:p>33.4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7.21" calcext:value-type="float">
            <text:p>107.21</text:p>
          </table:table-cell>
          <table:table-cell office:value-type="float" office:value="73.61" calcext:value-type="float">
            <text:p>73.61</text:p>
          </table:table-cell>
          <table:table-cell office:value-type="float" office:value="56.29" calcext:value-type="float">
            <text:p>56.29</text:p>
          </table:table-cell>
          <table:table-cell office:value-type="float" office:value="55.97" calcext:value-type="float">
            <text:p>55.97</text:p>
          </table:table-cell>
          <table:table-cell office:value-type="float" office:value="48.69" calcext:value-type="float">
            <text:p>48.69</text:p>
          </table:table-cell>
          <table:table-cell office:value-type="float" office:value="44.89" calcext:value-type="float">
            <text:p>44.89</text:p>
          </table:table-cell>
          <table:table-cell office:value-type="float" office:value="33.92" calcext:value-type="float">
            <text:p>33.92</text:p>
          </table:table-cell>
          <table:table-cell office:value-type="float" office:value="34.01" calcext:value-type="float">
            <text:p>34.01</text:p>
          </table:table-cell>
          <table:table-cell office:value-type="float" office:value="36.25" calcext:value-type="float">
            <text:p>36.25</text:p>
          </table:table-cell>
          <table:table-cell office:value-type="float" office:value="36.11" calcext:value-type="float">
            <text:p>36.11</text:p>
          </table:table-cell>
          <table:table-cell office:value-type="float" office:value="35.12" calcext:value-type="float">
            <text:p>35.12</text:p>
          </table:table-cell>
          <table:table-cell office:value-type="float" office:value="42.6" calcext:value-type="float">
            <text:p>42.6</text:p>
          </table:table-cell>
          <table:table-cell office:value-type="float" office:value="33.27" calcext:value-type="float">
            <text:p>33.27</text:p>
          </table:table-cell>
          <table:table-cell office:value-type="float" office:value="32.57" calcext:value-type="float">
            <text:p>32.57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9.63" calcext:value-type="float">
            <text:p>89.63</text:p>
          </table:table-cell>
          <table:table-cell office:value-type="float" office:value="89.48" calcext:value-type="float">
            <text:p>89.48</text:p>
          </table:table-cell>
          <table:table-cell office:value-type="float" office:value="54.44" calcext:value-type="float">
            <text:p>54.44</text:p>
          </table:table-cell>
          <table:table-cell office:value-type="float" office:value="45.63" calcext:value-type="float">
            <text:p>45.63</text:p>
          </table:table-cell>
          <table:table-cell office:value-type="float" office:value="48.55" calcext:value-type="float">
            <text:p>48.55</text:p>
          </table:table-cell>
          <table:table-cell office:value-type="float" office:value="44.55" calcext:value-type="float">
            <text:p>44.55</text:p>
          </table:table-cell>
          <table:table-cell office:value-type="float" office:value="34.99" calcext:value-type="float">
            <text:p>34.99</text:p>
          </table:table-cell>
          <table:table-cell office:value-type="float" office:value="37.26" calcext:value-type="float">
            <text:p>37.26</text:p>
          </table:table-cell>
          <table:table-cell office:value-type="float" office:value="33.83" calcext:value-type="float">
            <text:p>33.83</text:p>
          </table:table-cell>
          <table:table-cell office:value-type="float" office:value="33.72" calcext:value-type="float">
            <text:p>33.72</text:p>
          </table:table-cell>
          <table:table-cell office:value-type="float" office:value="35.27" calcext:value-type="float">
            <text:p>35.27</text:p>
          </table:table-cell>
          <table:table-cell office:value-type="float" office:value="29.62" calcext:value-type="float">
            <text:p>29.62</text:p>
          </table:table-cell>
          <table:table-cell office:value-type="float" office:value="31.4" calcext:value-type="float">
            <text:p>31.4</text:p>
          </table:table-cell>
          <table:table-cell office:value-type="float" office:value="30.25" calcext:value-type="float">
            <text:p>30.25</text:p>
          </table:table-cell>
          <table:table-cell office:value-type="float" office:value="30.03" calcext:value-type="float">
            <text:p>30.03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 round</text:p>
          </table:table-cell>
          <table:table-cell table:formula="of:=[.$B2]/[.B2]" office:value-type="float" office:value="1" calcext:value-type="float">
            <text:p>1</text:p>
          </table:table-cell>
          <table:table-cell table:formula="of:=[.$B2]/[.C2]" office:value-type="float" office:value="0.63524617542922" calcext:value-type="float">
            <text:p>0.6352461754</text:p>
          </table:table-cell>
          <table:table-cell table:formula="of:=[.$B2]/[.D2]" office:value-type="float" office:value="0.673919206236712" calcext:value-type="float">
            <text:p>0.6739192062</text:p>
          </table:table-cell>
          <table:table-cell table:formula="of:=[.$B2]/[.E2]" office:value-type="float" office:value="0.720651762031072" calcext:value-type="float">
            <text:p>0.720651762</text:p>
          </table:table-cell>
          <table:table-cell table:formula="of:=[.$B2]/[.F2]" office:value-type="float" office:value="0.770021864118552" calcext:value-type="float">
            <text:p>0.7700218641</text:p>
          </table:table-cell>
          <table:table-cell table:formula="of:=[.$B2]/[.G2]" office:value-type="float" office:value="0.79894135439422" calcext:value-type="float">
            <text:p>0.7989413544</text:p>
          </table:table-cell>
          <table:table-cell table:formula="of:=[.$B2]/[.H2]" office:value-type="float" office:value="0.991036998436686" calcext:value-type="float">
            <text:p>0.9910369984</text:p>
          </table:table-cell>
          <table:table-cell table:formula="of:=[.$B2]/[.I2]" office:value-type="float" office:value="1.03403653762505" calcext:value-type="float">
            <text:p>1.0340365376</text:p>
          </table:table-cell>
          <table:table-cell table:formula="of:=[.$B2]/[.J2]" office:value-type="float" office:value="1.04690080369922" calcext:value-type="float">
            <text:p>1.0469008037</text:p>
          </table:table-cell>
          <table:table-cell table:formula="of:=[.$B2]/[.K2]" office:value-type="float" office:value="0.911959336338352" calcext:value-type="float">
            <text:p>0.9119593363</text:p>
          </table:table-cell>
          <table:table-cell table:formula="of:=[.$B2]/[.L2]" office:value-type="float" office:value="0.927345426175151" calcext:value-type="float">
            <text:p>0.9273454262</text:p>
          </table:table-cell>
          <table:table-cell table:formula="of:=[.$B2]/[.M2]" office:value-type="float" office:value="0.947772351240905" calcext:value-type="float">
            <text:p>0.9477723512</text:p>
          </table:table-cell>
          <table:table-cell table:formula="of:=[.$B2]/[.N2]" office:value-type="float" office:value="0.958955223880597" calcext:value-type="float">
            <text:p>0.9589552239</text:p>
          </table:table-cell>
          <table:table-cell table:formula="of:=[.$B2]/[.O2]" office:value-type="float" office:value="0.966165413533835" calcext:value-type="float">
            <text:p>0.9661654135</text:p>
          </table:table-cell>
          <table:table-cell table:formula="of:=[.$B2]/[.P2]" office:value-type="float" office:value="0.966165413533835" calcext:value-type="float">
            <text:p>0.9661654135</text:p>
          </table:table-cell>
        </table:table-row>
        <table:table-row table:style-name="ro1">
          <table:table-cell office:value-type="string" calcext:value-type="string">
            <text:p>10 rounds</text:p>
          </table:table-cell>
          <table:table-cell table:formula="of:=[.$B3]/[.B3]" office:value-type="float" office:value="1" calcext:value-type="float">
            <text:p>1</text:p>
          </table:table-cell>
          <table:table-cell table:formula="of:=[.$B3]/[.C3]" office:value-type="float" office:value="1.09895953757225" calcext:value-type="float">
            <text:p>1.0989595376</text:p>
          </table:table-cell>
          <table:table-cell table:formula="of:=[.$B3]/[.D3]" office:value-type="float" office:value="1.36717963469006" calcext:value-type="float">
            <text:p>1.3671796347</text:p>
          </table:table-cell>
          <table:table-cell table:formula="of:=[.$B3]/[.E3]" office:value-type="float" office:value="1.31099158736726" calcext:value-type="float">
            <text:p>1.3109915874</text:p>
          </table:table-cell>
          <table:table-cell table:formula="of:=[.$B3]/[.F3]" office:value-type="float" office:value="1.43292131444076" calcext:value-type="float">
            <text:p>1.4329213144</text:p>
          </table:table-cell>
          <table:table-cell table:formula="of:=[.$B3]/[.G3]" office:value-type="float" office:value="1.57305973854046" calcext:value-type="float">
            <text:p>1.5730597385</text:p>
          </table:table-cell>
          <table:table-cell table:formula="of:=[.$B3]/[.H3]" office:value-type="float" office:value="2.01440983259165" calcext:value-type="float">
            <text:p>2.0144098326</text:p>
          </table:table-cell>
          <table:table-cell table:formula="of:=[.$B3]/[.I3]" office:value-type="float" office:value="2.07872293898972" calcext:value-type="float">
            <text:p>2.078722939</text:p>
          </table:table-cell>
          <table:table-cell table:formula="of:=[.$B3]/[.J3]" office:value-type="float" office:value="2.1309123514907" calcext:value-type="float">
            <text:p>2.1309123515</text:p>
          </table:table-cell>
          <table:table-cell table:formula="of:=[.$B3]/[.K3]" office:value-type="float" office:value="1.95074902524112" calcext:value-type="float">
            <text:p>1.9507490252</text:p>
          </table:table-cell>
          <table:table-cell table:formula="of:=[.$B3]/[.L3]" office:value-type="float" office:value="2.0025279123657" calcext:value-type="float">
            <text:p>2.0025279124</text:p>
          </table:table-cell>
          <table:table-cell table:formula="of:=[.$B3]/[.M3]" office:value-type="float" office:value="2.07872293898972" calcext:value-type="float">
            <text:p>2.078722939</text:p>
          </table:table-cell>
          <table:table-cell table:formula="of:=[.$B3]/[.N3]" office:value-type="float" office:value="2.12092815707274" calcext:value-type="float">
            <text:p>2.1209281571</text:p>
          </table:table-cell>
          <table:table-cell table:formula="of:=[.$B3]/[.O3]" office:value-type="float" office:value="2.16982424104086" calcext:value-type="float">
            <text:p>2.169824241</text:p>
          </table:table-cell>
          <table:table-cell table:formula="of:=[.$B3]/[.P3]" office:value-type="float" office:value="1.8668499607227" calcext:value-type="float">
            <text:p>1.8668499607</text:p>
          </table:table-cell>
        </table:table-row>
        <table:table-row table:style-name="ro1">
          <table:table-cell office:value-type="string" calcext:value-type="string">
            <text:p>100 rounds</text:p>
          </table:table-cell>
          <table:table-cell table:formula="of:=[.$B4]/[.B4]" office:value-type="float" office:value="1" calcext:value-type="float">
            <text:p>1</text:p>
          </table:table-cell>
          <table:table-cell table:formula="of:=[.$B4]/[.C4]" office:value-type="float" office:value="1.05024755082693" calcext:value-type="float">
            <text:p>1.0502475508</text:p>
          </table:table-cell>
          <table:table-cell table:formula="of:=[.$B4]/[.D4]" office:value-type="float" office:value="1.709826787858" calcext:value-type="float">
            <text:p>1.7098267879</text:p>
          </table:table-cell>
          <table:table-cell table:formula="of:=[.$B4]/[.E4]" office:value-type="float" office:value="1.71276412987459" calcext:value-type="float">
            <text:p>1.7127641299</text:p>
          </table:table-cell>
          <table:table-cell table:formula="of:=[.$B4]/[.F4]" office:value-type="float" office:value="1.93968871595331" calcext:value-type="float">
            <text:p>1.939688716</text:p>
          </table:table-cell>
          <table:table-cell table:formula="of:=[.$B4]/[.G4]" office:value-type="float" office:value="2.56562017498713" calcext:value-type="float">
            <text:p>2.565620175</text:p>
          </table:table-cell>
          <table:table-cell table:formula="of:=[.$B4]/[.H4]" office:value-type="float" office:value="2.46721108636476" calcext:value-type="float">
            <text:p>2.4672110864</text:p>
          </table:table-cell>
          <table:table-cell table:formula="of:=[.$B4]/[.I4]" office:value-type="float" office:value="2.71071234366504" calcext:value-type="float">
            <text:p>2.7107123437</text:p>
          </table:table-cell>
          <table:table-cell table:formula="of:=[.$B4]/[.J4]" office:value-type="float" office:value="2.951450562463" calcext:value-type="float">
            <text:p>2.9514505625</text:p>
          </table:table-cell>
          <table:table-cell table:formula="of:=[.$B4]/[.K4]" office:value-type="float" office:value="2.66648836587323" calcext:value-type="float">
            <text:p>2.6664883659</text:p>
          </table:table-cell>
          <table:table-cell table:formula="of:=[.$B4]/[.L4]" office:value-type="float" office:value="2.72032742155525" calcext:value-type="float">
            <text:p>2.7203274216</text:p>
          </table:table-cell>
          <table:table-cell table:formula="of:=[.$B4]/[.M4]" office:value-type="float" office:value="2.86001147446931" calcext:value-type="float">
            <text:p>2.8600114745</text:p>
          </table:table-cell>
          <table:table-cell table:formula="of:=[.$B4]/[.N4]" office:value-type="float" office:value="2.86576602471975" calcext:value-type="float">
            <text:p>2.8657660247</text:p>
          </table:table-cell>
          <table:table-cell table:formula="of:=[.$B4]/[.O4]" office:value-type="float" office:value="2.9778972520908" calcext:value-type="float">
            <text:p>2.9778972521</text:p>
          </table:table-cell>
          <table:table-cell table:formula="of:=[.$B4]/[.P4]" office:value-type="float" office:value="3.03223844282238" calcext:value-type="float">
            <text:p>3.0322384428</text:p>
          </table:table-cell>
        </table:table-row>
        <table:table-row table:style-name="ro1">
          <table:table-cell office:value-type="string" calcext:value-type="string">
            <text:p>1000 rounds</text:p>
          </table:table-cell>
          <table:table-cell table:formula="of:=[.$B5]/[.B5]" office:value-type="float" office:value="1" calcext:value-type="float">
            <text:p>1</text:p>
          </table:table-cell>
          <table:table-cell table:formula="of:=[.$B5]/[.C5]" office:value-type="float" office:value="1.45645972014672" calcext:value-type="float">
            <text:p>1.4564597201</text:p>
          </table:table-cell>
          <table:table-cell table:formula="of:=[.$B5]/[.D5]" office:value-type="float" office:value="1.90460117249956" calcext:value-type="float">
            <text:p>1.9046011725</text:p>
          </table:table-cell>
          <table:table-cell table:formula="of:=[.$B5]/[.E5]" office:value-type="float" office:value="1.91549044130784" calcext:value-type="float">
            <text:p>1.9154904413</text:p>
          </table:table-cell>
          <table:table-cell table:formula="of:=[.$B5]/[.F5]" office:value-type="float" office:value="2.20188950503183" calcext:value-type="float">
            <text:p>2.201889505</text:p>
          </table:table-cell>
          <table:table-cell table:formula="of:=[.$B5]/[.G5]" office:value-type="float" office:value="2.38828246825574" calcext:value-type="float">
            <text:p>2.3882824683</text:p>
          </table:table-cell>
          <table:table-cell table:formula="of:=[.$B5]/[.H5]" office:value-type="float" office:value="3.16067216981132" calcext:value-type="float">
            <text:p>3.1606721698</text:p>
          </table:table-cell>
          <table:table-cell table:formula="of:=[.$B5]/[.I5]" office:value-type="float" office:value="3.15230814466333" calcext:value-type="float">
            <text:p>3.1523081447</text:p>
          </table:table-cell>
          <table:table-cell table:formula="of:=[.$B5]/[.J5]" office:value-type="float" office:value="2.95751724137931" calcext:value-type="float">
            <text:p>2.9575172414</text:p>
          </table:table-cell>
          <table:table-cell table:formula="of:=[.$B5]/[.K5]" office:value-type="float" office:value="2.96898366103572" calcext:value-type="float">
            <text:p>2.968983661</text:p>
          </table:table-cell>
          <table:table-cell table:formula="of:=[.$B5]/[.L5]" office:value-type="float" office:value="3.05267653758542" calcext:value-type="float">
            <text:p>3.0526765376</text:p>
          </table:table-cell>
          <table:table-cell table:formula="of:=[.$B5]/[.M5]" office:value-type="float" office:value="2.51666666666667" calcext:value-type="float">
            <text:p>2.5166666667</text:p>
          </table:table-cell>
          <table:table-cell table:formula="of:=[.$B5]/[.N5]" office:value-type="float" office:value="3.2224226029456" calcext:value-type="float">
            <text:p>3.2224226029</text:p>
          </table:table-cell>
          <table:table-cell table:formula="of:=[.$B5]/[.O5]" office:value-type="float" office:value="3.29167945962542" calcext:value-type="float">
            <text:p>3.2916794596</text:p>
          </table:table-cell>
          <table:table-cell table:formula="of:=[.$B5]/[.P5]" office:value-type="float" office:value="3.33260801989431" calcext:value-type="float">
            <text:p>3.3326080199</text:p>
          </table:table-cell>
        </table:table-row>
        <table:table-row table:style-name="ro1">
          <table:table-cell office:value-type="string" calcext:value-type="string">
            <text:p>10000 rounds </text:p>
          </table:table-cell>
          <table:table-cell table:formula="of:=[.$B6]/[.B6]" office:value-type="float" office:value="1" calcext:value-type="float">
            <text:p>1</text:p>
          </table:table-cell>
          <table:table-cell table:formula="of:=[.$B6]/[.C6]" office:value-type="float" office:value="1.00167635225749" calcext:value-type="float">
            <text:p>1.0016763523</text:p>
          </table:table-cell>
          <table:table-cell table:formula="of:=[.$B6]/[.D6]" office:value-type="float" office:value="1.64639970609846" calcext:value-type="float">
            <text:p>1.6463997061</text:p>
          </table:table-cell>
          <table:table-cell table:formula="of:=[.$B6]/[.E6]" office:value-type="float" office:value="1.96427788735481" calcext:value-type="float">
            <text:p>1.9642778874</text:p>
          </table:table-cell>
          <table:table-cell table:formula="of:=[.$B6]/[.F6]" office:value-type="float" office:value="1.84613800205973" calcext:value-type="float">
            <text:p>1.8461380021</text:p>
          </table:table-cell>
          <table:table-cell table:formula="of:=[.$B6]/[.G6]" office:value-type="float" office:value="2.01189674523008" calcext:value-type="float">
            <text:p>2.0118967452</text:p>
          </table:table-cell>
          <table:table-cell table:formula="of:=[.$B6]/[.H6]" office:value-type="float" office:value="2.56158902543584" calcext:value-type="float">
            <text:p>2.5615890254</text:p>
          </table:table-cell>
          <table:table-cell table:formula="of:=[.$B6]/[.I6]" office:value-type="float" office:value="2.40552871712292" calcext:value-type="float">
            <text:p>2.4055287171</text:p>
          </table:table-cell>
          <table:table-cell table:formula="of:=[.$B6]/[.J6]" office:value-type="float" office:value="2.64942358853089" calcext:value-type="float">
            <text:p>2.6494235885</text:p>
          </table:table-cell>
          <table:table-cell table:formula="of:=[.$B6]/[.K6]" office:value-type="float" office:value="2.65806642941874" calcext:value-type="float">
            <text:p>2.6580664294</text:p>
          </table:table-cell>
          <table:table-cell table:formula="of:=[.$B6]/[.L6]" office:value-type="float" office:value="2.54125318967961" calcext:value-type="float">
            <text:p>2.5412531897</text:p>
          </table:table-cell>
          <table:table-cell table:formula="of:=[.$B6]/[.M6]" office:value-type="float" office:value="3.02599594868332" calcext:value-type="float">
            <text:p>3.0259959487</text:p>
          </table:table-cell>
          <table:table-cell table:formula="of:=[.$B6]/[.N6]" office:value-type="float" office:value="2.85445859872611" calcext:value-type="float">
            <text:p>2.8544585987</text:p>
          </table:table-cell>
          <table:table-cell table:formula="of:=[.$B6]/[.O6]" office:value-type="float" office:value="2.96297520661157" calcext:value-type="float">
            <text:p>2.9629752066</text:p>
          </table:table-cell>
          <table:table-cell table:formula="of:=[.$B6]/[.P6]" office:value-type="float" office:value="2.98468198468198" calcext:value-type="float">
            <text:p>2.9846819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Nepali" svg:font-family="'Lohit Nepali'" style:font-family-generic="system" style:font-pitch="variable"/>
    <style:font-face style:name="Luxi Sans" svg:font-family="'Luxi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uxi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Nepali" style:font-family-complex="'Lohit Nepal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09:45:06.249120811</dc:date>
    <meta:editing-duration>PT6M1S</meta:editing-duration>
    <meta:editing-cycles>2</meta:editing-cycles>
    <meta:generator>LibreOffice/5.0.3.2$Linux_X86_64 LibreOffice_project/0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916cm" svg:height="15.812cm" xlink:href=".." xlink:type="simple" chart:class="chart:line" chart:style-name="ch1">
        <chart:title svg:x="10.29cm" svg:y="0.452cm" chart:style-name="ch2">
          <text:p>Speed up of parallel implementation </text:p>
        </chart:title>
        <chart:subtitle svg:x="11.718cm" svg:y="1.547cm" chart:style-name="ch3">
          <text:p>(MPI - 1 thread per node)</text:p>
        </chart:subtitle>
        <chart:legend chart:legend-position="end" svg:x="24.402cm" svg:y="6.611cm" style:legend-expansion="high" chart:style-name="ch4"/>
        <chart:plot-area chart:style-name="ch5" table:cell-range-address="data1.A8:data1.P13" chart:data-source-has-labels="both" svg:x="1.569cm" svg:y="2.546cm" svg:width="22.275cm" svg:height="11.969cm">
          <chartooo:coordinate-region svg:x="2.296cm" svg:y="2.745cm" svg:width="21.362cm" svg:height="11.123cm"/>
          <chart:axis chart:dimension="x" chart:name="primary-x" chart:style-name="ch6" chartooo:axis-type="auto">
            <chartooo:date-scale/>
            <chart:title svg:x="11.418cm" svg:y="14.831cm" chart:style-name="ch7">
              <text:p>number of nodes</text:p>
            </chart:title>
            <chart:categories table:cell-range-address="data1.B8:data1.P8"/>
          </chart:axis>
          <chart:axis chart:dimension="y" chart:name="primary-y" chart:style-name="ch6">
            <chart:title svg:x="0.451cm" svg:y="9.222cm" chart:style-name="ch8">
              <text:p>speedup</text:p>
            </chart:title>
            <chart:grid chart:style-name="ch9" chart:class="major"/>
          </chart:axis>
          <chart:series chart:style-name="ch10" chart:values-cell-range-address="data1.B9:data1.P9" chart:label-cell-address="data1.A9:data1.A9" chart:class="chart:line">
            <chart:data-point chart:repeated="15"/>
          </chart:series>
          <chart:series chart:style-name="ch11" chart:values-cell-range-address="data1.B10:data1.P10" chart:label-cell-address="data1.A10:data1.A10" chart:class="chart:line">
            <chart:data-point chart:repeated="15"/>
          </chart:series>
          <chart:series chart:style-name="ch12" chart:values-cell-range-address="data1.B11:data1.P11" chart:label-cell-address="data1.A11:data1.A11" chart:class="chart:line">
            <chart:data-point chart:repeated="15"/>
          </chart:series>
          <chart:series chart:style-name="ch13" chart:values-cell-range-address="data1.B12:data1.P12" chart:label-cell-address="data1.A12:data1.A12" chart:class="chart:line">
            <chart:data-point chart:repeated="15"/>
          </chart:series>
          <chart:series chart:style-name="ch14" chart:values-cell-range-address="data1.B13:data1.P13" chart:label-cell-address="data1.A13:data1.A13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data1.B8:data1.P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1 round</text:p>
                <draw:g>
                  <svg:desc>data1.A9:data1.A9</svg:desc>
                </draw:g>
              </table:table-cell>
              <table:table-cell office:value-type="float" office:value="1">
                <text:p>1</text:p>
                <draw:g>
                  <svg:desc>data1.B9:data1.P9</svg:desc>
                </draw:g>
              </table:table-cell>
              <table:table-cell office:value-type="float" office:value="0.63524617542922">
                <text:p>0.63524617542922</text:p>
              </table:table-cell>
              <table:table-cell office:value-type="float" office:value="0.673919206236712">
                <text:p>0.673919206236712</text:p>
              </table:table-cell>
              <table:table-cell office:value-type="float" office:value="0.720651762031072">
                <text:p>0.720651762031072</text:p>
              </table:table-cell>
              <table:table-cell office:value-type="float" office:value="0.770021864118552">
                <text:p>0.770021864118552</text:p>
              </table:table-cell>
              <table:table-cell office:value-type="float" office:value="0.79894135439422">
                <text:p>0.79894135439422</text:p>
              </table:table-cell>
              <table:table-cell office:value-type="float" office:value="0.991036998436686">
                <text:p>0.991036998436686</text:p>
              </table:table-cell>
              <table:table-cell office:value-type="float" office:value="1.03403653762505">
                <text:p>1.03403653762505</text:p>
              </table:table-cell>
              <table:table-cell office:value-type="float" office:value="1.04690080369922">
                <text:p>1.04690080369922</text:p>
              </table:table-cell>
              <table:table-cell office:value-type="float" office:value="0.911959336338352">
                <text:p>0.911959336338352</text:p>
              </table:table-cell>
              <table:table-cell office:value-type="float" office:value="0.927345426175151">
                <text:p>0.927345426175151</text:p>
              </table:table-cell>
              <table:table-cell office:value-type="float" office:value="0.947772351240905">
                <text:p>0.947772351240905</text:p>
              </table:table-cell>
              <table:table-cell office:value-type="float" office:value="0.958955223880597">
                <text:p>0.958955223880597</text:p>
              </table:table-cell>
              <table:table-cell office:value-type="float" office:value="0.966165413533835">
                <text:p>0.966165413533835</text:p>
              </table:table-cell>
              <table:table-cell office:value-type="float" office:value="0.966165413533835">
                <text:p>0.966165413533835</text:p>
              </table:table-cell>
            </table:table-row>
            <table:table-row>
              <table:table-cell office:value-type="string">
                <text:p>10 rounds</text:p>
                <draw:g>
                  <svg:desc>data1.A10:data1.A10</svg:desc>
                </draw:g>
              </table:table-cell>
              <table:table-cell office:value-type="float" office:value="1">
                <text:p>1</text:p>
                <draw:g>
                  <svg:desc>data1.B10:data1.P10</svg:desc>
                </draw:g>
              </table:table-cell>
              <table:table-cell office:value-type="float" office:value="1.09895953757225">
                <text:p>1.09895953757225</text:p>
              </table:table-cell>
              <table:table-cell office:value-type="float" office:value="1.36717963469006">
                <text:p>1.36717963469006</text:p>
              </table:table-cell>
              <table:table-cell office:value-type="float" office:value="1.31099158736726">
                <text:p>1.31099158736726</text:p>
              </table:table-cell>
              <table:table-cell office:value-type="float" office:value="1.43292131444076">
                <text:p>1.43292131444076</text:p>
              </table:table-cell>
              <table:table-cell office:value-type="float" office:value="1.57305973854046">
                <text:p>1.57305973854046</text:p>
              </table:table-cell>
              <table:table-cell office:value-type="float" office:value="2.01440983259165">
                <text:p>2.01440983259165</text:p>
              </table:table-cell>
              <table:table-cell office:value-type="float" office:value="2.07872293898972">
                <text:p>2.07872293898972</text:p>
              </table:table-cell>
              <table:table-cell office:value-type="float" office:value="2.1309123514907">
                <text:p>2.1309123514907</text:p>
              </table:table-cell>
              <table:table-cell office:value-type="float" office:value="1.95074902524112">
                <text:p>1.95074902524112</text:p>
              </table:table-cell>
              <table:table-cell office:value-type="float" office:value="2.0025279123657">
                <text:p>2.0025279123657</text:p>
              </table:table-cell>
              <table:table-cell office:value-type="float" office:value="2.07872293898972">
                <text:p>2.07872293898972</text:p>
              </table:table-cell>
              <table:table-cell office:value-type="float" office:value="2.12092815707274">
                <text:p>2.12092815707274</text:p>
              </table:table-cell>
              <table:table-cell office:value-type="float" office:value="2.16982424104086">
                <text:p>2.16982424104086</text:p>
              </table:table-cell>
              <table:table-cell office:value-type="float" office:value="1.8668499607227">
                <text:p>1.8668499607227</text:p>
              </table:table-cell>
            </table:table-row>
            <table:table-row>
              <table:table-cell office:value-type="string">
                <text:p>100 rounds</text:p>
                <draw:g>
                  <svg:desc>data1.A11:data1.A11</svg:desc>
                </draw:g>
              </table:table-cell>
              <table:table-cell office:value-type="float" office:value="1">
                <text:p>1</text:p>
                <draw:g>
                  <svg:desc>data1.B11:data1.P11</svg:desc>
                </draw:g>
              </table:table-cell>
              <table:table-cell office:value-type="float" office:value="1.05024755082693">
                <text:p>1.05024755082693</text:p>
              </table:table-cell>
              <table:table-cell office:value-type="float" office:value="1.709826787858">
                <text:p>1.709826787858</text:p>
              </table:table-cell>
              <table:table-cell office:value-type="float" office:value="1.71276412987459">
                <text:p>1.71276412987459</text:p>
              </table:table-cell>
              <table:table-cell office:value-type="float" office:value="1.93968871595331">
                <text:p>1.93968871595331</text:p>
              </table:table-cell>
              <table:table-cell office:value-type="float" office:value="2.56562017498713">
                <text:p>2.56562017498713</text:p>
              </table:table-cell>
              <table:table-cell office:value-type="float" office:value="2.46721108636476">
                <text:p>2.46721108636476</text:p>
              </table:table-cell>
              <table:table-cell office:value-type="float" office:value="2.71071234366504">
                <text:p>2.71071234366504</text:p>
              </table:table-cell>
              <table:table-cell office:value-type="float" office:value="2.951450562463">
                <text:p>2.951450562463</text:p>
              </table:table-cell>
              <table:table-cell office:value-type="float" office:value="2.66648836587323">
                <text:p>2.66648836587323</text:p>
              </table:table-cell>
              <table:table-cell office:value-type="float" office:value="2.72032742155525">
                <text:p>2.72032742155525</text:p>
              </table:table-cell>
              <table:table-cell office:value-type="float" office:value="2.86001147446931">
                <text:p>2.86001147446931</text:p>
              </table:table-cell>
              <table:table-cell office:value-type="float" office:value="2.86576602471975">
                <text:p>2.86576602471975</text:p>
              </table:table-cell>
              <table:table-cell office:value-type="float" office:value="2.9778972520908">
                <text:p>2.9778972520908</text:p>
              </table:table-cell>
              <table:table-cell office:value-type="float" office:value="3.03223844282238">
                <text:p>3.03223844282238</text:p>
              </table:table-cell>
            </table:table-row>
            <table:table-row>
              <table:table-cell office:value-type="string">
                <text:p>1000 rounds</text:p>
                <draw:g>
                  <svg:desc>data1.A12:data1.A12</svg:desc>
                </draw:g>
              </table:table-cell>
              <table:table-cell office:value-type="float" office:value="1">
                <text:p>1</text:p>
                <draw:g>
                  <svg:desc>data1.B12:data1.P12</svg:desc>
                </draw:g>
              </table:table-cell>
              <table:table-cell office:value-type="float" office:value="1.45645972014672">
                <text:p>1.45645972014672</text:p>
              </table:table-cell>
              <table:table-cell office:value-type="float" office:value="1.90460117249956">
                <text:p>1.90460117249956</text:p>
              </table:table-cell>
              <table:table-cell office:value-type="float" office:value="1.91549044130784">
                <text:p>1.91549044130784</text:p>
              </table:table-cell>
              <table:table-cell office:value-type="float" office:value="2.20188950503183">
                <text:p>2.20188950503183</text:p>
              </table:table-cell>
              <table:table-cell office:value-type="float" office:value="2.38828246825574">
                <text:p>2.38828246825574</text:p>
              </table:table-cell>
              <table:table-cell office:value-type="float" office:value="3.16067216981132">
                <text:p>3.16067216981132</text:p>
              </table:table-cell>
              <table:table-cell office:value-type="float" office:value="3.15230814466333">
                <text:p>3.15230814466333</text:p>
              </table:table-cell>
              <table:table-cell office:value-type="float" office:value="2.95751724137931">
                <text:p>2.95751724137931</text:p>
              </table:table-cell>
              <table:table-cell office:value-type="float" office:value="2.96898366103572">
                <text:p>2.96898366103572</text:p>
              </table:table-cell>
              <table:table-cell office:value-type="float" office:value="3.05267653758542">
                <text:p>3.05267653758542</text:p>
              </table:table-cell>
              <table:table-cell office:value-type="float" office:value="2.51666666666667">
                <text:p>2.51666666666667</text:p>
              </table:table-cell>
              <table:table-cell office:value-type="float" office:value="3.2224226029456">
                <text:p>3.2224226029456</text:p>
              </table:table-cell>
              <table:table-cell office:value-type="float" office:value="3.29167945962542">
                <text:p>3.29167945962542</text:p>
              </table:table-cell>
              <table:table-cell office:value-type="float" office:value="3.33260801989431">
                <text:p>3.33260801989431</text:p>
              </table:table-cell>
            </table:table-row>
            <table:table-row>
              <table:table-cell office:value-type="string">
                <text:p>10000 rounds </text:p>
                <draw:g>
                  <svg:desc>data1.A13:data1.A13</svg:desc>
                </draw:g>
              </table:table-cell>
              <table:table-cell office:value-type="float" office:value="1">
                <text:p>1</text:p>
                <draw:g>
                  <svg:desc>data1.B13:data1.P13</svg:desc>
                </draw:g>
              </table:table-cell>
              <table:table-cell office:value-type="float" office:value="1.00167635225749">
                <text:p>1.00167635225749</text:p>
              </table:table-cell>
              <table:table-cell office:value-type="float" office:value="1.64639970609846">
                <text:p>1.64639970609846</text:p>
              </table:table-cell>
              <table:table-cell office:value-type="float" office:value="1.96427788735481">
                <text:p>1.96427788735481</text:p>
              </table:table-cell>
              <table:table-cell office:value-type="float" office:value="1.84613800205973">
                <text:p>1.84613800205973</text:p>
              </table:table-cell>
              <table:table-cell office:value-type="float" office:value="2.01189674523008">
                <text:p>2.01189674523008</text:p>
              </table:table-cell>
              <table:table-cell office:value-type="float" office:value="2.56158902543584">
                <text:p>2.56158902543584</text:p>
              </table:table-cell>
              <table:table-cell office:value-type="float" office:value="2.40552871712292">
                <text:p>2.40552871712292</text:p>
              </table:table-cell>
              <table:table-cell office:value-type="float" office:value="2.64942358853089">
                <text:p>2.64942358853089</text:p>
              </table:table-cell>
              <table:table-cell office:value-type="float" office:value="2.65806642941874">
                <text:p>2.65806642941874</text:p>
              </table:table-cell>
              <table:table-cell office:value-type="float" office:value="2.54125318967961">
                <text:p>2.54125318967961</text:p>
              </table:table-cell>
              <table:table-cell office:value-type="float" office:value="3.02599594868332">
                <text:p>3.02599594868332</text:p>
              </table:table-cell>
              <table:table-cell office:value-type="float" office:value="2.85445859872611">
                <text:p>2.85445859872611</text:p>
              </table:table-cell>
              <table:table-cell office:value-type="float" office:value="2.96297520661157">
                <text:p>2.96297520661157</text:p>
              </table:table-cell>
              <table:table-cell office:value-type="float" office:value="2.98468198468198">
                <text:p>2.98468198468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